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line-height="115%" fo:text-align="center" style:justify-single-word="false"/>
    </style:style>
    <style:style style:name="P5" style:family="paragraph" style:parent-style-name="Standard">
      <style:paragraph-properties fo:line-height="115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margin-left="8.255cm" fo:margin-right="0cm" fo:line-height="115%" fo:text-indent="-0.004cm" style:auto-text-indent="false"/>
    </style:style>
    <style:style style:name="P9" style:family="paragraph" style:parent-style-name="Standard">
      <style:paragraph-properties fo:margin-left="0cm" fo:margin-right="0cm" fo:margin-top="0cm" fo:margin-bottom="0.282cm" fo:line-height="107%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.282cm" fo:line-height="107%" fo:text-align="start" style:justify-single-word="false" fo:text-indent="0cm" style:auto-text-indent="false"/>
      <style:text-properties fo:font-size="14pt" fo:font-style="normal" fo:font-weight="normal" style:font-size-asian="14pt" style:font-style-asian="normal" style:font-weight-asian="normal" style:font-size-complex="14pt"/>
    </style:style>
    <style:style style:name="P11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font-name="Montserrat" fo:font-size="13.5pt" style:font-size-asian="13.5pt" style:font-size-complex="13.5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16pt" fo:font-style="normal" fo:font-weight="normal" style:font-size-asian="16pt" style:font-style-asian="normal" style:font-weight-asian="normal" style:font-size-complex="14pt"/>
    </style:style>
    <style:style style:name="T13" style:family="text">
      <style:text-properties fo:font-size="16pt" fo:font-style="normal" fo:font-weight="normal" style:font-size-asian="16pt" style:font-style-asian="normal" style:font-weight-asian="normal" style:font-size-complex="14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-start text:name="_Hlk91254943"/><text:span text:style-name="T2">МИНИСТЕРСТВО ЦИФРОВОГО РАЗВИТИЯ СВЯЗИ И МАССОВЫХ КОММУНИКАЦИЙ</text:span></text:p>
      <text:p text:style-name="P2"><text:span text:style-name="T2">Ордена Трудового Красного Знамени</text:span></text:p>
      <text:p text:style-name="P2"><text:span text:style-name="T2">Федеральное государственное бюджетное образовательное учреждение высшего образования</text:span></text:p>
      <text:p text:style-name="P2"><text:span text:style-name="T2">«Московский технический университет связи и информатики»</text:span></text:p>
      <text:p text:style-name="P4"><text:span text:style-name="T1"><text:s/></text:span></text:p>
      <text:p text:style-name="P4"><text:span text:style-name="T8">Факультет «Информационные технологии»</text:span></text:p>
      <text:p text:style-name="P4"><text:span text:style-name="T2"><text:s/></text:span></text:p>
      <text:p text:style-name="P4"/>
      <text:p text:style-name="P4"><text:span text:style-name="T2">Отчет по практической работе «</text:span><text:span text:style-name="T3">Calculator</text:span><text:span text:style-name="T2">»</text:span></text:p>
      <text:p text:style-name="P4"><text:span text:style-name="T1">по дисциплине «Введение в ИТ»</text:span></text:p>
      <text:p text:style-name="P3"/>
      <text:p text:style-name="P3"><text:span text:style-name="T1"><text:s/></text:span></text:p>
      <text:p text:style-name="P3"><text:span text:style-name="T1"><text:s/></text:span></text:p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8"><text:span text:style-name="T1">Выполнил: студент группы БВТ2107: </text:span></text:p>
      <text:p text:style-name="P8"><text:span text:style-name="T1">Юшин Николай</text:span></text:p>
      <text:p text:style-name="P4"><text:span text:style-name="T1">Москва </text:span></text:p>
      <text:p text:style-name="P4"><text:soft-page-break/><text:span text:style-name="T1">2021</text:span><text:bookmark-end text:name="_Hlk91254943"/></text:p>
      <text:p text:style-name="P6"/>
      <text:p text:style-name="P1"><text:span text:style-name="T9">Отчет по работе “Калькулятор”</text:span></text:p>
      <text:p text:style-name="P7"><text:span text:style-name="T11">Требуемые библиотеки:</text:span></text:p>
      <text:p text:style-name="P7"><text:span text:style-name="T4">-PyQt5</text:span></text:p>
      <text:p text:style-name="P9"><text:span text:style-name="T11">Описание программы:</text:span></text:p>
      <text:p text:style-name="P9"><text:span text:style-name="T4">Программа представляет из себя калькулятор, способный считать результат математических выражений.</text:span></text:p>
      <text:p text:style-name="P9"><text:span text:style-name="T4">К примеру, введя выражение 2+2*-(1+1) мы получим результат -2</text:span></text:p>
      <text:p text:style-name="P9"><text:span text:style-name="T4">В случае возникновения ошибки (к примеру пользователь пытается поделить на 0) калькулятор выведет 0 в качестве ответа и сообщит пользователю об ошибке.</text:span></text:p>
      <text:p text:style-name="P9"><text:span text:style-name="T4">Для подсчета значения выражения, после нажатия кнопки ‘=’ калькулятор при помощи класса </text:span><text:span text:style-name="T5">TreeBuilder</text:span><text:span text:style-name="T6"> </text:span><text:span text:style-name="T7">строит древо выражения и, затем, при помощи функции </text:span><text:span text:style-name="T5">Calculator.Evaluate</text:span><text:span text:style-name="T7"> считает значение по построенному древу.</text:span></text:p>
      <text:p text:style-name="P9"><text:span text:style-name="T7">Классы </text:span><text:span text:style-name="T5">Binary_expression_node</text:span><text:span text:style-name="T7"> и </text:span><text:span text:style-name="T5">Unary_expreession_node</text:span><text:span text:style-name="T7"> представляют из себя ветви древа выражения для бинарных и унарных операторов соответственно.</text:span></text:p>
      <text:p text:style-name="P10"/>
      <text:p text:style-name="P9"><text:span text:style-name="T13">Вывод:</text:span></text:p>
      <text:p text:style-name="P9"><text:span text:style-name="T13">В результате проделанной работы я научился создавать UI программы с использованием библиотеки PyQt5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fo:line-height="115%" text:number-lines="false" text:line-number="0"/>
      <style:text-properties fo:color="#4f81bd" fo:font-size="9pt" fo:font-style="italic" fo:font-weight="bold" style:font-size-asian="9pt" style:font-style-asian="italic" style:font-weight-asian="bold" style:font-name-complex="Arial3" style:font-size-complex="9pt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353cm" fo:keep-together="always" fo:keep-with-next="always"/>
      <style:text-properties style:font-name="Arial1" fo:font-size="20pt" style:font-name-asian="Arial2" style:font-size-asian="20pt" style:font-name-complex="Arial2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353cm" fo:keep-together="always" fo:keep-with-next="always"/>
      <style:text-properties style:font-name="Arial1" fo:font-size="17pt" style:font-name-asian="Arial2" style:font-size-asian="17pt" style:font-name-complex="Arial2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353cm" fo:keep-together="always" fo:keep-with-next="always"/>
      <style:text-properties style:font-name="Arial1" fo:font-size="15pt" style:font-name-asian="Arial2" style:font-size-asian="15pt" style:font-name-complex="Arial2" style:font-size-complex="15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564cm" fo:margin-bottom="0.353cm" fo:keep-together="always" fo:keep-with-next="always"/>
      <style:text-properties style:font-name="Arial1" fo:font-size="13pt" fo:font-weight="bold" style:font-name-asian="Arial2" style:font-size-asian="13pt" style:font-weight-asian="bold" style:font-name-complex="Arial2" style:font-size-complex="13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564cm" fo:margin-bottom="0.353cm" fo:keep-together="always" fo:keep-with-next="always"/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564cm" fo:margin-bottom="0.353cm" fo:keep-together="always" fo:keep-with-next="always"/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564cm" fo:margin-bottom="0.353cm" fo:keep-together="always" fo:keep-with-next="always"/>
      <style:text-properties style:font-name="Arial1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564cm" fo:margin-bottom="0.353cm" fo:keep-together="always" fo:keep-with-next="always"/>
      <style:text-properties style:font-name="Arial1" fo:font-size="11pt" fo:font-style="italic" style:font-name-asian="Arial2" style:font-size-asian="11pt" style:font-style-asian="italic" style:font-name-complex="Arial2" style:font-size-complex="11pt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564cm" fo:margin-bottom="0.353cm" fo:keep-together="always" fo:keep-with-next="always"/>
      <style:text-properties style:font-name="Arial1" fo:font-size="10.5pt" fo:font-style="italic" style:font-name-asian="Arial2" style:font-size-asian="10.5pt" style:font-style-asian="italic" style:font-name-complex="Arial2" style:font-size-complex="10.5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529cm" fo:margin-bottom="0.353cm"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353cm" fo:margin-bottom="0.353cm"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Quote" style:family="paragraph" style:parent-style-name="Standard" style:default-outline-level="" style:list-style-name="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27cm" fo:margin-right="1.27cm" fo:text-indent="0cm" style:auto-text-indent="false" fo:background-color="#f2f2f2" fo:padding-left="0.353cm" fo:padding-right="0.353cm" fo:padding-top="0.176cm" fo:padding-bottom="0.176cm" fo:border="0.018cm solid #ffffff">
        <style:background-image/>
      </style:paragraph-properties>
      <style:text-properties fo:font-style="italic" style:font-style-asian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.071cm" fo:line-height="100%"/>
      <style:text-properties fo:font-size="9pt" style:font-size-asian="9pt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0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99cm" fo:margin-right="0cm" fo:margin-top="0cm" fo:margin-bottom="0.101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1cm" fo:margin-right="0cm" fo:margin-top="0cm" fo:margin-bottom="0.101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499cm" fo:margin-right="0cm" fo:margin-top="0cm" fo:margin-bottom="0.101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2cm" fo:margin-right="0cm" fo:margin-top="0cm" fo:margin-bottom="0.101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499cm" fo:margin-right="0cm" fo:margin-top="0cm" fo:margin-bottom="0.101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3cm" fo:margin-right="0cm" fo:margin-top="0cm" fo:margin-bottom="0.101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3.5cm" fo:margin-right="0cm" fo:margin-top="0cm" fo:margin-bottom="0.101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4.001cm" fo:margin-right="0cm" fo:margin-top="0cm" fo:margin-bottom="0.101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orphans="2" fo:widows="2" text:number-lines="false" text:line-number="0" style:writing-mode="lr-tb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able_20_of_20_figures" style:display-name="table of figures" style:family="paragraph" style:parent-style-name="Standard" style:default-outline-level="" style:list-style-name="">
      <style:paragraph-properties fo:margin-top="0cm" fo:margin-bottom="0cm"/>
    </style:style>
    <style:style style:name="Heading_20_1_20_Char" style:display-name="Heading 1 Char" style:family="text">
      <style:text-properties style:font-name="Arial1" fo:font-size="20pt" style:font-name-asian="Arial2" style:font-size-asian="20pt" style:font-name-complex="Arial2" style:font-size-complex="20pt"/>
    </style:style>
    <style:style style:name="Heading_20_2_20_Char" style:display-name="Heading 2 Char" style:family="text">
      <style:text-properties style:font-name="Arial1" fo:font-size="17pt" style:font-name-asian="Arial2" style:font-size-asian="17pt" style:font-name-complex="Arial2"/>
    </style:style>
    <style:style style:name="Heading_20_3_20_Char" style:display-name="Heading 3 Char" style:family="text">
      <style:text-properties style:font-name="Arial1" fo:font-size="15pt" style:font-name-asian="Arial2" style:font-size-asian="15pt" style:font-name-complex="Arial2" style:font-size-complex="15pt"/>
    </style:style>
    <style:style style:name="Heading_20_4_20_Char" style:display-name="Heading 4 Char" style:family="text">
      <style:text-properties style:font-name="Arial1" fo:font-size="13pt" fo:font-weight="bold" style:font-name-asian="Arial2" style:font-size-asian="13pt" style:font-weight-asian="bold" style:font-name-complex="Arial2" style:font-size-complex="13pt" style:font-weight-complex="bold"/>
    </style:style>
    <style:style style:name="Heading_20_5_20_Char" style:display-name="Heading 5 Char" style:family="text"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Heading_20_6_20_Char" style:display-name="Heading 6 Char" style:family="text"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Heading_20_7_20_Char" style:display-name="Heading 7 Char" style:family="text">
      <style:text-properties style:font-name="Arial1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1" fo:font-size="11pt" fo:font-style="italic" style:font-name-asian="Arial2" style:font-size-asian="11pt" style:font-style-asian="italic" style:font-name-complex="Arial2" style:font-size-complex="11pt" style:font-style-complex="italic"/>
    </style:style>
    <style:style style:name="Heading_20_9_20_Char" style:display-name="Heading 9 Char" style:family="text">
      <style:text-properties style:font-name="Arial1" fo:font-size="10.5pt" fo:font-style="italic" style:font-name-asian="Arial2" style:font-size-asian="10.5pt" style:font-style-asian="italic" style:font-name-complex="Arial2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Text_20_Char" style:display-name="Footnote Text Char" style:family="text">
      <style:text-properties fo:font-size="9pt" style:font-size-asian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Николай </dc:creator>
    <meta:editing-cycles>3</meta:editing-cycles>
    <dc:date>2022-01-11T16:59:45.90</dc:date>
    <meta:generator>OpenOffice/4.1.11$Win32 OpenOffice.org_project/4111m1$Build-9808</meta:generator>
    <meta:initial-creator>Николай </meta:initial-creator>
    <meta:creation-date>2022-01-11T16:58:34.70</meta:creation-date>
    <meta:document-statistic meta:table-count="0" meta:image-count="0" meta:object-count="0" meta:page-count="2" meta:paragraph-count="26" meta:word-count="152" meta:character-count="1249"/>
    <meta:editing-duration>PT1M11S</meta:editing-duration>
  </office:meta>
</office:document-meta>
</file>